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bold" officeooo:rsid="00254eab" officeooo:paragraph-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P3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4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5" style:family="paragraph" style:parent-style-name="Text_20_body_20__28_user_29_">
      <style:paragraph-properties fo:text-align="center" style:justify-single-word="false"/>
      <style:text-properties fo:font-size="14pt" fo:font-weight="bold" officeooo:rsid="0023489d" officeooo:paragraph-rsid="0023489d" style:font-size-asian="14pt" style:font-weight-asian="bold"/>
    </style:style>
    <style:style style:name="P6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7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8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9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10" style:family="paragraph" style:parent-style-name="Text_20_body_20__28_user_29_" style:list-style-name="L1">
      <style:paragraph-properties fo:text-align="justify" style:justify-single-word="false"/>
      <style:text-properties style:font-name="Helvetica" fo:font-size="11pt" fo:language="es" fo:country="ES" fo:font-weight="normal" officeooo:rsid="0023853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11" style:family="paragraph" style:parent-style-name="Text_20_body_20__28_user_29_">
      <style:paragraph-properties fo:text-align="justify" style:justify-single-word="false"/>
      <style:text-properties officeooo:paragraph-rsid="0023853a"/>
    </style:style>
    <style:style style:name="P12" style:family="paragraph" style:parent-style-name="Text_20_body_20__28_user_29_">
      <style:paragraph-properties fo:text-align="justify" style:justify-single-word="false"/>
      <style:text-properties officeooo:paragraph-rsid="004194eb"/>
    </style:style>
    <style:style style:name="P13" style:family="paragraph" style:parent-style-name="Text_20_body_20__28_user_29_">
      <style:paragraph-properties fo:text-align="justify" style:justify-single-word="false"/>
      <style:text-properties officeooo:rsid="004058f1" officeooo:paragraph-rsid="004058f1"/>
    </style:style>
    <style:style style:name="P14" style:family="paragraph" style:parent-style-name="Text_20_body_20__28_user_29_" style:list-style-name="L2">
      <style:paragraph-properties fo:text-align="justify" style:justify-single-word="false"/>
      <style:text-properties officeooo:rsid="004058f1" officeooo:paragraph-rsid="004058f1"/>
    </style:style>
    <style:style style:name="P15" style:family="paragraph" style:parent-style-name="Text_20_body_20__28_user_29_" style:list-style-name="L2">
      <style:paragraph-properties fo:text-align="justify" style:justify-single-word="false"/>
      <style:text-properties fo:font-style="italic" officeooo:rsid="004058f1" officeooo:paragraph-rsid="004058f1" style:font-style-asian="italic" style:font-style-complex="italic"/>
    </style:style>
    <style:style style:name="P16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7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8" style:family="paragraph" style:parent-style-name="Text_20_body_20__28_user_29_">
      <style:paragraph-properties fo:text-align="justify" style:justify-single-word="false"/>
      <style:text-properties style:font-name="Courier New1" officeooo:rsid="004194eb" officeooo:paragraph-rsid="004194eb"/>
    </style:style>
    <style:style style:name="P19" style:family="paragraph" style:parent-style-name="Text_20_body_20__28_user_29_" style:list-style-name="L2">
      <style:paragraph-properties fo:text-align="justify" style:justify-single-word="false" fo:break-before="page"/>
      <style:text-properties officeooo:rsid="00271f81" officeooo:paragraph-rsid="004058f1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1e8ff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71f8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2858f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2a4ce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2aae20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2f973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37d29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5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6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7" style:family="text">
      <style:text-properties style:font-name="Helvetica" fo:font-size="11pt" fo:language="es" fo:country="ES" fo:font-weight="bold" officeooo:rsid="00271f81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8" style:family="text">
      <style:text-properties style:font-name="Helvetica" fo:font-size="11pt" fo:language="es" fo:country="ES" fo:font-weight="bold" officeooo:rsid="002858f4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9" style:family="text">
      <style:text-properties style:font-name="Helvetica" fo:font-size="11pt" fo:language="es" fo:country="ES" fo:font-weight="bold" officeooo:rsid="002aae2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0" style:family="text">
      <style:text-properties style:font-name="Helvetica" fo:font-size="11pt" fo:language="es" fo:country="ES" fo:font-weight="bold" officeooo:rsid="004194e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1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2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3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24" style:family="text">
      <style:text-properties style:font-name="Helvetica" fo:font-size="11pt" fo:language="es" fo:country="ES" fo:font-style="normal" fo:font-weight="bold" officeooo:rsid="004194eb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25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26" style:family="text">
      <style:text-properties style:font-name="Helvetica" fo:font-size="11pt" fo:language="es" fo:country="ES" fo:font-style="normal" fo:font-weight="normal" officeooo:rsid="004194e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27" style:family="text">
      <style:text-properties style:font-name="Helvetica" fo:font-size="11pt" fo:language="es" fo:country="ES" fo:font-style="normal" fo:font-weight="normal" officeooo:rsid="0023853a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28" style:family="text">
      <style:text-properties officeooo:rsid="00361400"/>
    </style:style>
    <style:style style:name="T29" style:family="text">
      <style:text-properties officeooo:rsid="003e8bdc"/>
    </style:style>
    <style:style style:name="T30" style:family="text">
      <style:text-properties officeooo:rsid="004058f1"/>
    </style:style>
    <style:style style:name="T31" style:family="text">
      <style:text-properties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2" style:family="text">
      <style:text-properties officeooo:rsid="0043899d"/>
    </style:style>
    <style:style style:name="T3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AMEN PRÁCTICAS <text:span text:style-name="T30">(Simulacro)</text:span></text:p>
      <text:p text:style-name="P5">ARQUITECTURA DE COMPUTADORES (RISC-V)</text:p>
      <text:p text:style-name="P6">Fuenlabrada, 2<text:span text:style-name="T30">7</text:span> /<text:span text:style-name="T32">29 </text:span>de <text:span text:style-name="T30">Noviembre</text:span> de 201<text:span text:style-name="T29">9</text:span></text:p>
      <text:p text:style-name="P3"/>
      <text:p text:style-name="P4"><text:span text:style-name="T15">A</text:span><text:span text:style-name="T14">VISO</text:span><text:span text:style-name="T1">: Asegúrate que tus programas </text:span><text:span text:style-name="T14">cumplen</text:span><text:span text:style-name="T1"> con los siguientes criterios. Si no se cumple alguno de ellos la </text:span><text:span text:style-name="T14">nota máxima</text:span><text:span text:style-name="T1"> de tu examen será de </text:span><text:span text:style-name="T14">2 puntos</text:span></text:p>
      <text:list xml:id="list1014274376" text:style-name="L1">
        <text:list-item>
          <text:p text:style-name="P8"><text:span text:style-name="T14">Cumplimiento de especificaciones</text:span><text:span text:style-name="T1">. Se debe</text:span><text:span text:style-name="T9">n</text:span><text:span text:style-name="T1"> cumplir las especificaciones indicadas en el enunciado: nombres de funciones, nombres de archivos, </text:span><text:span text:style-name="T10">funcionalidad, </text:span><text:span text:style-name="T1">etc. Compruébalo antes de entregar el examen</text:span></text:p>
        </text:list-item>
        <text:list-item>
          <text:p text:style-name="P8"><text:span text:style-name="T23">Respetar el convenio</text:span><text:span text:style-name="T1">. </text:span><text:span text:style-name="T3">Resuelve las preguntas </text:span><text:span text:style-name="T16">sin violar</text:span><text:span text:style-name="T3"> el convenio del uso de registros</text:span></text:p>
        </text:list-item>
        <text:list-item>
          <text:p text:style-name="P9"><text:span text:style-name="T14">Sin errores en tiempo de ejecución</text:span><text:span text:style-name="T1"> (Runtime errors). Tus programas no deben generar excepciones al ejecutarse</text:span></text:p>
          <text:p text:style-name="P10"/>
        </text:list-item>
      </text:list>
      <text:p text:style-name="P11"><text:span text:style-name="T2"/></text:p>
      <text:p text:style-name="P13"><text:span text:style-name="T2">C</text:span><text:span text:style-name="T1">omo parte de una interfaz en línea de comandos se necesitan crear funciones para </text:span><text:span text:style-name="T14">copiar cadenas</text:span><text:span text:style-name="T1"> de una zona de memoria a otra y </text:span><text:span text:style-name="T14">pasarlas a mayúsculas</text:span><text:span text:style-name="T1">. Estas son las tres funciones necesarias:</text:span></text:p>
      <text:p text:style-name="P13"><text:span text:style-name="T1"/></text:p>
      <text:list xml:id="list1771533569" text:style-name="L2">
        <text:list-item>
          <text:p text:style-name="P14"><text:span text:style-name="T21">void copiar(psrc, pdest)</text:span><text:span text:style-name="T1">: Tiene </text:span><text:span text:style-name="T14">dos parámetros</text:span><text:span text:style-name="T1"> de entradas, uno es el puntero a la cadena origen y el segundo un puntero a la zona de memoria destino. No devuelve ningún valor. Debe copiar la cadena destino a la zona indicada por el puntero destino. Se utilizará un </text:span><text:span text:style-name="T14">algoritmo iterativo</text:span></text:p>
        </text:list-item>
        <text:list-item>
          <text:p text:style-name="P14"><text:span text:style-name="T21">void upper(pcad)</text:span><text:span text:style-name="T25">: Tiene un único parámetro de entrada: un puntero a la cadena a convertir a mayúsculas. No devuelve ningún valor. Etaya función convierte a mayúsculas la cadena pasa. Sólo debe pasar a mayúsculas los caracteres de la ‘a’ a la ‘z’, dejando el resto como están. Por ejemplo, la cadena “--==Hola...” se convertirá en “--==HOLA...”. </text:span><text:span text:style-name="T26">Se utilizará un </text:span><text:span text:style-name="T24">algoritmo iterativo</text:span></text:p>
        </text:list-item>
        <text:list-item>
          <text:p text:style-name="P15"><text:span text:style-name="T1">void procesar(psrc, pdest): </text:span><text:span text:style-name="T26">Tiene dos parámetros de entrada, uno es el puntero a la cadena origen y el otro un puntero a la zona dode depositar la cadena resultado. Esta función copia la cadena origen en la zona destino y la convierte a mayúsculas. Para ello debe invocar a las funciones copiar() y upper() en el orden correcto</text:span></text:p>
          <text:p text:style-name="P19"><text:span text:style-name="T27"/></text:p>
        </text:list-item>
      </text:list>
      <text:p text:style-name="P2">Se pi<text:span text:style-name="T28">d</text:span>e:</text:p>
      <text:p text:style-name="P17"><text:span text:style-name="T1">1. </text:span><text:span text:style-name="T13">Implementar la función </text:span><text:span text:style-name="T22">upper()</text:span><text:span text:style-name="T13"> en el fichero </text:span><text:span text:style-name="T20">upper.s</text:span><text:span text:style-name="T13">. (3 puntos)</text:span></text:p>
      <text:p text:style-name="P12"><text:span text:style-name="T4">2. </text:span><text:span text:style-name="T13">Implementar la función copiar() en el fichero </text:span><text:span text:style-name="T20">copiar.s</text:span><text:span text:style-name="T13"> (3 puntos)</text:span></text:p>
      <text:p text:style-name="P16"><text:span text:style-name="T1">3. Implementar la función </text:span><text:span text:style-name="T21">procesar()</text:span><text:span text:style-name="T1"> en el fichero </text:span><text:span text:style-name="T14">procesar.s</text:span><text:span text:style-name="T1"> (2 puntos)</text:span></text:p>
      <text:p text:style-name="P16"><text:span text:style-name="T1">4. Crear un </text:span><text:span text:style-name="T14">programa principal</text:span><text:span text:style-name="T1"> en el fichero </text:span><text:span text:style-name="T14">main.s</text:span><text:span text:style-name="T1">. Pedirá una cadena al usuario y llamará a la función procesar(). Después deberá imprimir la cadena procesada y luego la original. Este es un ejemplo de una interacción con un usuario: (2 puntos)</text:span></text:p>
      <text:p text:style-name="P16"><text:span text:style-name="T1"/></text:p>
      <text:p text:style-name="P18"><text:span text:style-name="T31">Introduce una cadena: <text:s/>**Hola--</text:span></text:p>
      <text:p text:style-name="P18"><text:span text:style-name="T31">Cadena procesada: **HOLA--</text:span></text:p>
      <text:p text:style-name="P18"><text:span text:style-name="T31">Cadena original: **Hola--</text:span></text:p>
      <text:p text:style-name="P12"><text:span text:style-name="T11"/></text:p>
      <text:p text:style-name="P1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1"><draw:text-box fo:min-height="0.0228in" fo:min-width="0.0161in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19-11-26T19:52:10.696351409</dc:date>
    <meta:editing-cycles>117</meta:editing-cycles>
    <meta:editing-duration>PT14H52M23S</meta:editing-duration>
    <meta:generator>LibreOffice/6.0.7.3$Linux_X86_64 LibreOffice_project/00m0$Build-3</meta:generator>
    <meta:document-statistic meta:table-count="0" meta:image-count="0" meta:object-count="0" meta:page-count="2" meta:paragraph-count="22" meta:word-count="396" meta:character-count="2388" meta:non-whitespace-character-count="2021"/>
  </office:meta>
</office:document-meta>
</file>